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320000000B5E25BD0B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automatic-styles>
    <style:style style:name="P1" style:family="paragraph" style:parent-style-name="Naslovnica_20_3" style:master-page-name="First_20_Page">
      <style:paragraph-properties style:page-number="auto"/>
    </style:style>
    <style:style style:name="P2" style:family="paragraph" style:parent-style-name="Naslovnica_20_2">
      <style:text-properties fo:font-variant="normal" fo:text-transform="none" style:font-name="Arial" fo:font-size="14pt" fo:language="sl" fo:country="SI" fo:font-weight="bold" officeooo:rsid="002dcf2f" officeooo:paragraph-rsid="002dcf2f" style:font-size-asian="14pt" style:font-weight-asian="bold" style:font-size-complex="14pt" style:font-weight-complex="bold"/>
    </style:style>
    <style:style style:name="P3" style:family="paragraph" style:parent-style-name="Naslovnica_20_1">
      <style:text-properties fo:text-transform="uppercase" style:font-name="Arial" fo:font-size="16pt" fo:language="sl" fo:country="SI" fo:font-weight="bold" officeooo:rsid="0031534f" officeooo:paragraph-rsid="0031534f" style:font-size-asian="16pt" style:font-weight-asian="bold" style:font-size-complex="16pt" style:font-weight-complex="bold"/>
    </style:style>
    <style:style style:name="P4" style:family="paragraph" style:parent-style-name="Naslovnica_20_2">
      <style:paragraph-properties fo:margin-top="0in" fo:margin-bottom="0.078in" style:contextual-spacing="false"/>
      <style:text-properties fo:font-variant="normal" fo:text-transform="none" style:font-name="Arial" fo:font-size="14pt" fo:language="sl" fo:country="SI" fo:font-weight="bold" officeooo:rsid="0031534f" officeooo:paragraph-rsid="0031534f" style:font-size-asian="14pt" style:font-weight-asian="bold" style:font-size-complex="14pt" style:font-weight-complex="bold"/>
    </style:style>
    <style:style style:name="P5" style:family="paragraph" style:parent-style-name="Naslovnica_20_2">
      <style:text-properties officeooo:paragraph-rsid="0022cdf7"/>
    </style:style>
    <style:style style:name="P6" style:family="paragraph" style:parent-style-name="Standard">
      <style:paragraph-properties fo:break-before="page"/>
      <style:text-properties officeooo:rsid="0005e9e5" officeooo:paragraph-rsid="0005e9e5"/>
    </style:style>
    <style:style style:name="P7" style:family="paragraph" style:parent-style-name="Contents_20_1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005e9e5" officeooo:paragraph-rsid="0005e9e5"/>
    </style:style>
    <style:style style:name="P10" style:family="paragraph" style:parent-style-name="Heading_20_1">
      <style:paragraph-properties fo:break-before="page"/>
      <style:text-properties officeooo:paragraph-rsid="0042a735"/>
    </style:style>
    <style:style style:name="P11" style:family="paragraph" style:parent-style-name="Heading_20_1">
      <style:text-properties officeooo:paragraph-rsid="0033b092"/>
    </style:style>
    <style:style style:name="P12" style:family="paragraph" style:parent-style-name="Heading_20_1">
      <style:text-properties officeooo:paragraph-rsid="001fcf62"/>
    </style:style>
    <style:style style:name="T1" style:family="text">
      <style:text-properties fo:font-variant="normal" fo:text-transform="none" style:font-name="Arial" fo:font-size="12pt" fo:language="sl" fo:country="SI" fo:font-weight="normal" officeooo:rsid="002dcf2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font-name="Arial" fo:font-size="14pt" fo:language="sl" fo:country="SI" fo:font-weight="bold" officeooo:rsid="002dcf2f" style:font-size-asian="14pt" style:font-weight-asian="bold" style:font-size-complex="14pt" style:font-weight-complex="bold"/>
    </style:style>
    <style:style style:name="T3" style:family="text">
      <style:text-properties officeooo:rsid="00228b19"/>
    </style:style>
    <style:style style:name="T4" style:family="text">
      <style:text-properties officeooo:rsid="002f895a"/>
    </style:style>
    <style:style style:name="T5" style:family="text">
      <style:text-properties officeooo:rsid="0032436d"/>
    </style:style>
    <style:style style:name="T6" style:family="text">
      <style:text-properties officeooo:rsid="0022cdf7"/>
    </style:style>
    <style:style style:name="T7" style:family="text">
      <style:text-properties fo:font-variant="normal" fo:text-transform="none" fo:color="#343a40" loext:opacity="100%" fo:font-family="apple-system, BlinkMacSystemFont, 'Segoe UI', Roboto, 'Helvetica Neue', Arial, 'Noto Sans', sans-serif, 'Apple Color Emoji', 'Segoe UI Emoji', 'Segoe UI Symbol', 'Noto Color Emoji'" fo:font-size="11.25pt" fo:letter-spacing="normal" fo:font-style="normal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font-name="Arial" fo:font-size="12pt" fo:language="sl" fo:country="SI" fo:font-weight="normal" officeooo:rsid="0031534f" style:font-size-asian="12pt" style:font-weight-asian="normal" style:font-size-complex="12pt" style:font-weight-complex="normal"/>
    </style:style>
    <style:style style:name="T10" style:family="text">
      <style:text-properties officeooo:rsid="0026b7cf"/>
    </style:style>
    <style:style style:name="T11" style:family="text">
      <style:text-properties officeooo:rsid="0031534f"/>
    </style:style>
    <style:style style:name="T12" style:family="text">
      <style:text-properties fo:font-style="normal"/>
    </style:style>
    <style:style style:name="T13" style:family="text">
      <style:text-properties officeooo:rsid="0042a735"/>
    </style:style>
    <style:style style:name="T14" style:family="text">
      <style:text-properties fo:font-variant="normal" fo:text-transform="none" fo:color="#000000" loext:opacity="100%" style:font-name="Arial" fo:font-size="9pt" fo:letter-spacing="normal" fo:font-style="normal" fo:font-weight="normal" officeooo:rsid="0042a735" style:font-size-asian="9pt" style:font-size-complex="9pt"/>
    </style:style>
    <style:style style:name="T15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.3937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lektro in računalniška šola</text:span>, <text:span text:style-name="T1">Šolski center Ptuj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2"><text:span text:style-name="T2">Poročilo</text:span> pri<text:span text:style-name="T3"> </text:span>predmetu</text:p>
      <text:p text:style-name="P2">VA<text:span text:style-name="T4">RN</text:span>OST IN ZAŠČITA V INFORMATIKI</text:p>
      <text:p text:style-name="Standard"/>
      <text:p text:style-name="P3">Vaja 2: github</text:p>
      <text:p text:style-name="Standard"/>
      <text:p text:style-name="Standard"/>
      <text:p text:style-name="P4">Nik <text:span text:style-name="T5">Zagoranski</text:span></text:p>
      <text:p text:style-name="Standard"/>
      <text:p text:style-name="P5"><text:span text:style-name="T6">Mentor: </text:span><text:bookmark text:name="yui_3_17_2_1_1761409213587_80"/><text:span text:style-name="Strong_20_Emphasis"><text:span text:style-name="T7">Hana Hrnjić</text:span></text:span><text:span text:style-name="T8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3"><text:span text:style-name="T4">Ptuj</text:span>, <text:span text:style-name="T9">oktober</text:span><text:span text:style-name="T6"> 20</text:span><text:span text:style-name="T10">2</text:span><text:span text:style-name="T11">5</text:span></text:p>
      <text:p text:style-name="P6"/>
      <text:table-of-content text:style-name="Sect1" text:protected="true" text:name="Kazalo vsebine1">
        <text:table-of-content-source text:outline-level="3" text:relative-tab-stop-position="false">
          <text:index-title-template text:style-name="Contents_20_Heading">Kazalo vseb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Kazalo vsebine1_Head" text:protected="true">
            <text:p text:style-name="Contents_20_Heading">Kazalo vsebine</text:p>
          </text:index-title>
          <text:p text:style-name="P7"><text:a xlink:type="simple" xlink:href="#__RefHeading__615_1077593450" office:name="Uvod" text:style-name="Index_20_Link" text:visited-style-name="Index_20_Link">1 <text:s/>Uvod<text:tab/>3</text:a></text:p>
          <text:p text:style-name="P8"><text:a xlink:type="simple" xlink:href="#__RefHeading___Toc375_3769409096" office:name="Github" text:style-name="Index_20_Link" text:visited-style-name="Index_20_Link">1.1 <text:s/>Github<text:tab/>3</text:a></text:p>
          <text:p text:style-name="P7"><text:a xlink:type="simple" xlink:href="#__RefHeading___Toc377_3769409096" office:name="Vsebina" text:style-name="Index_20_Link" text:visited-style-name="Index_20_Link">2 <text:s/>Vsebina<text:tab/>3</text:a></text:p>
          <text:p text:style-name="P8"><text:a xlink:type="simple" xlink:href="#__RefHeading___Toc379_3769409096" office:name="Zakaj se Github uporablja" text:style-name="Index_20_Link" text:visited-style-name="Index_20_Link">2.1 <text:s/>Zakaj se Github uporablja<text:tab/>3</text:a></text:p>
          <text:p text:style-name="P8"><text:a xlink:type="simple" xlink:href="#__RefHeading___Toc381_3769409096" office:name="Kako bi ekipa razvijalcev programske opreme lahko uporabila?" text:style-name="Index_20_Link" text:visited-style-name="Index_20_Link">2.2 <text:s/>Kako bi ekipa razvijalcev programske opreme lahko uporabila?<text:tab/>4</text:a></text:p>
          <text:p text:style-name="P8"><text:a xlink:type="simple" xlink:href="#__RefHeading___Toc383_3769409096" office:name="Merge" text:style-name="Index_20_Link" text:visited-style-name="Index_20_Link">2.3 <text:s/>Merge<text:tab/>4</text:a></text:p>
          <text:p text:style-name="P7"><text:a xlink:type="simple" xlink:href="#__RefHeading__358_247983579" office:name="Zaključek" text:style-name="Index_20_Link" text:visited-style-name="Index_20_Link">3 <text:s/>Zaključek<text:tab/>4</text:a></text:p>
          <text:p text:style-name="P8"><text:a xlink:type="simple" xlink:href="#__RefHeading___Toc385_3769409096" office:name="Težave" text:style-name="Index_20_Link" text:visited-style-name="Index_20_Link">3.1 <text:s/>Te<text:span text:style-name="T12">žave</text:span><text:tab/>4</text:a></text:p>
          <text:p text:style-name="P8"><text:a xlink:type="simple" xlink:href="#__RefHeading___Toc387_3769409096" office:name="Ugotovitve" text:style-name="Index_20_Link" text:visited-style-name="Index_20_Link">3.2 <text:s/>Ugotovitve<text:tab/>4</text:a></text:p>
          <text:p text:style-name="P7"><text:a xlink:type="simple" xlink:href="#__RefHeading___Toc389_3769409096" office:name="Viri" text:style-name="Index_20_Link" text:visited-style-name="Index_20_Link">4 <text:s/>Viri<text:tab/>5</text:a></text:p>
        </text:index-body>
      </text:table-of-content>
      <text:p text:style-name="P9"/>
      <text:p text:style-name="P9"/>
      <text:list text:style-name="Outline">
        <text:list-item>
          <text:h text:style-name="P10" text:outline-level="1"><text:bookmark-start text:name="__RefHeading__615_1077593450"/><text:span text:style-name="T13">Uvod</text:span><text:bookmark-end text:name="__RefHeading__615_1077593450"/><text:span text:style-name="T14"/></text:h>
        </text:list-item>
        <text:list-item>
          <text:h text:style-name="P11" text:outline-level="1"><text:bookmark-start text:name="__RefHeading___Toc377_3769409096"/><text:span text:style-name="T6">Vsebina</text:span><text:bookmark-end text:name="__RefHeading___Toc377_3769409096"/></text:h>
        </text:list-item>
        <text:list-item>
          <text:h text:style-name="P12" text:outline-level="1"><text:bookmark-start text:name="__RefHeading__358_247983579"/>Zaključek<text:bookmark-end text:name="__RefHeading__358_247983579"/></text:h>
          <text:list>
            <text:list-header>
              <text:h text:style-name="Heading_20_2" text:outline-level="2" text:is-list-header="true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avadno" style:font-family-generic="roman" style:font-pitch="variable" style:font-size-asian="10.5pt"/>
    </style:style>
    <style:style style:name="Heading" style:family="paragraph" style:parent-style-name="Standard" style:next-style-name="Text_20_body" style:list-style-name="Numbering_20_1" style:class="chapter" style:master-page-name="">
      <style:paragraph-properties fo:margin-top="0.2362in" fo:margin-bottom="0.1181in" style:contextual-spacing="false" fo:keep-together="always" style:page-number="auto" fo:keep-with-next="always"/>
      <style:text-properties style:font-name="Arial1" fo:font-family="Arial" style:font-style-name="Navadno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0398in" style:contextual-spacing="false" fo:line-height="120%" style:page-number="auto"/>
      <style:text-properties style:font-name="Times New Roman1" fo:font-family="'Times New Roman'" style:font-style-name="Navadno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aslovnica_20_1" style:display-name="Naslovnica 1" style:family="paragraph" style:class="text">
      <style:paragraph-properties fo:margin-top="0.3937in" fo:margin-bottom="0.3937in" style:contextual-spacing="false" fo:text-align="center" style:justify-single-word="false"/>
      <style:text-properties fo:text-transform="uppercase" style:font-name="Arial" fo:font-family="Arial" style:font-family-generic="swiss" style:font-pitch="variable" fo:font-size="16pt" fo:language="sl" fo:country="SI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 style:master-page-name="">
      <style:paragraph-properties style:page-number="auto" fo:padding="0.0193in" fo:border-left="none" fo:border-right="none" fo:border-top="none" fo:border-bottom="0.51pt solid #000000" style:shadow="none"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style:font-name="Times New Roman1" fo:font-family="'Times New Roman'" style:font-style-name="Navadno" style:font-family-generic="roman" style:font-pitch="variable" fo:font-size="10.5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fo:font-size="10.5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list-style-name="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" style:default-outline-level="1" style:list-style-name="Outline" style:class="chapter" style:master-page-name="">
      <style:paragraph-properties fo:margin-top="0.7874in" fo:margin-bottom="0.1965in" style:contextual-spacing="false" style:page-number="auto"/>
      <style:text-properties fo:text-transform="uppercas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" style:default-outline-level="2" style:list-style-name="Outline" style:class="chapter" style:master-page-name="">
      <style:paragraph-properties fo:margin-top="0.3937in" fo:margin-bottom="0.1181in" style:contextual-spacing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" style:default-outline-level="3" style:list-style-name="Outline" style:class="chapter" style:master-page-name="">
      <style:paragraph-properties fo:margin-top="0.1965in" fo:margin-bottom="0.1181in" style:contextual-spacing="false" style:page-number="auto"/>
      <style:text-properties style:use-window-font-color="true" loext:opacity="0%" fo:font-size="12pt" fo:font-weight="bold" style:font-size-asian="14pt" style:font-weight-asian="bold" style:font-size-complex="14pt" style:font-weight-complex="bold"/>
    </style:style>
    <style:style style:name="Naslovnica_20_2" style:display-name="Naslovnica 2" style:family="paragraph" style:parent-style-name="Naslovnica_20_1" style:class="text">
      <style:paragraph-properties fo:margin-top="0in" fo:margin-bottom="0.1965in" style:contextual-spacing="false"/>
      <style:text-properties fo:font-variant="normal" fo:text-transform="none" fo:font-size="14pt" style:font-size-asian="14pt" style:font-size-complex="14pt"/>
    </style:style>
    <style:style style:name="Naslovnica_20_3" style:display-name="Naslovnica 3" style:family="paragraph" style:parent-style-name="Naslovnica_20_2" style:class="text">
      <style:text-properties fo:font-size="12pt" fo:font-weight="normal" style:font-size-asian="12pt" style:font-weight-asian="normal" style:font-size-complex="12pt" style:font-weight-complex="normal"/>
    </style:style>
    <style:style style:name="Text" style:family="paragraph" style:parent-style-name="Standard" style:class="extra" style:master-page-name="">
      <style:paragraph-properties fo:margin-top="0.0398in" fo:margin-bottom="0.0398in" style:contextual-spacing="false" fo:line-height="120%" fo:text-align="justify" style:justify-single-word="false" fo:orphans="2" fo:widows="2" style:page-number="auto"/>
      <style:text-properties fo:font-style="normal" style:font-size-asian="10.5pt"/>
    </style:style>
    <style:style style:name="Heading_20_4" style:display-name="Heading 4" style:family="paragraph" style:parent-style-name="Heading" style:next-style-name="Text" style:default-outline-level="4" style:list-style-name="Outline" style:class="chapter">
      <style:paragraph-properties fo:margin-top="0.0835in" fo:margin-bottom="0.0835in" style:contextual-spacing="false"/>
      <style:text-properties style:use-window-font-color="true" loext:opacity="0%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Alineja" style:family="paragraph" style:parent-style-name="Text" style:list-style-name="List_20_1">
      <style:paragraph-properties fo:margin-left="0.5516in" fo:margin-right="0in" fo:margin-top="0.0398in" fo:margin-bottom="0.0398in" style:contextual-spacing="true" fo:text-indent="-0.1575in" style:auto-text-indent="false">
        <style:tab-stops/>
      </style:paragraph-properties>
    </style:style>
    <style:style style:name="Index_20_Heading" style:display-name="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list-style-name="" style:class="index" style:master-page-name="">
      <style:paragraph-properties fo:margin-top="0.7874in" fo:margin-bottom="0.1965in" style:contextual-spacing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783in" fo:margin-bottom="0in" style:contextual-spacing="false" fo:line-height="100%" fo:text-indent="0in" style:auto-text-indent="false" style:page-number="auto" style:shadow="none">
        <style:tab-stops>
          <style:tab-stop style:position="6.1028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style:contextual-spacing="false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398in" fo:margin-bottom="0in" style:contextual-spacing="false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Viri" style:family="paragraph" style:parent-style-name="Standard" style:list-style-name="Numbering_20_1">
      <style:paragraph-properties fo:margin-top="0.0783in" fo:margin-bottom="0.0783in" style:contextual-spacing="false" fo:line-height="120%" fo:orphans="2"/>
      <style:text-properties fo:font-size="11pt" officeooo:rsid="0005e9e5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sl" fo:country="SI"/>
    </style:style>
    <style:style style:name="Figure" style:family="paragraph" style:parent-style-name="Caption" style:class="extra">
      <style:paragraph-properties fo:text-align="center" style:justify-single-word="false"/>
      <style:text-properties fo:font-size="11pt" fo:font-style="normal" fo:font-weight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zvleček" style:family="paragraph" style:parent-style-name="Text">
      <style:paragraph-properties fo:margin-left="0.3937in" fo:margin-right="0.3937in" fo:text-indent="0in" style:auto-text-indent="false">
        <style:tab-stops/>
      </style:paragraph-properties>
      <style:text-properties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fo:font-size="10.5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72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530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333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Drawing" style:family="paragraph" style:parent-style-name="Caption" style:class="extra"/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llustration" style:family="paragraph" style:parent-style-name="Caption" style:class="extra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72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5307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3339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Heading_20_2" style:default-outline-level="" style:list-style-name=""/>
    <style:style style:name="Heading1" style:family="paragraph" style:parent-style-name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/>
    </style:style>
    <style:style style:name="MT1" style:family="text">
      <style:text-properties officeooo:rsid="003edb19"/>
    </style:style>
    <style:style style:name="MT2" style:family="text">
      <style:text-properties style:font-name="Times New Roman1" fo:font-size="10.5pt" officeooo:rsid="003edb19" style:font-size-asian="10.5pt"/>
    </style:style>
    <style:style style:name="MT3" style:family="text">
      <style:text-properties style:font-name="Times New Roman1" fo:font-size="10.5pt" officeooo:rsid="002dcf2f" style:font-size-asian="10.5pt"/>
    </style:style>
    <style:style style:name="MT4" style:family="text">
      <style:text-properties officeooo:rsid="002dcf2f"/>
    </style:style>
    <style:style style:name="MT5" style:family="text">
      <style:text-properties officeooo:rsid="0022cdf7"/>
    </style:style>
    <style:style style:name="MT6" style:family="text">
      <style:text-properties officeooo:rsid="0026b7cf"/>
    </style:style>
    <style:style style:name="MT7" style:family="text">
      <style:text-properties text:display="none"/>
    </style:style>
    <style:style style:name="Mfr1" style:family="graphic" style:parent-style-name="Frame">
      <style:graphic-properties fo:margin-left="0in" fo:margin-right="0in" fo:margin-top="0in" fo:margin-bottom="0.3937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M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8.2681in" fo:page-height="11.6929in" style:num-format="1" style:print-orientation="portrait" fo:margin-top="0.9839in" fo:margin-bottom="0.5902in" fo:margin-left="1.1811in" fo:margin-right="0.983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1.378in" fo:margin-bottom="0.7874in" fo:margin-left="1.1811in" fo:margin-right="0.983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902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Zagoranski Nik</text:span> <text:span text:style-name="MT2">Github</text:span>. <text:span text:style-name="MT3">Elektro in računalniška šola</text:span>, <text:span text:style-name="MT4">Šolski center Ptuj</text:span><text:span text:style-name="MT5">,</text:span> 20<text:span text:style-name="MT6">2</text:span><text:span text:style-name="MT1">5</text:span></text:p>
      </style:header>
      <style:header-first>
        <text:p text:style-name="Standard"/>
      </style:header-first>
      <style:footer>
        <text:p text:style-name="MP1"><text:page-number style:num-format="1" text:select-page="current" text:page-adjust="-1">2</text:page-number></text:p>
      </style:footer>
      <style:footer-first>
        <text:p text:style-name="MP1"><text:page-number style:num-format="1" text:select-page="current" text:page-adjust="-1">1</text:page-number></text:p>
      </style:footer-first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header-first>
        <text:p text:style-name="Standard"><draw:frame draw:style-name="Mfr1" draw:name="Okvir1" text:anchor-type="paragraph" svg:y="-0.7252in" svg:width="2.3689in" draw:z-index="0"><draw:text-box fo:min-height="1.0543in"><text:p text:style-name="Caption"><draw:frame draw:style-name="Mfr2" draw:name="Slika1" text:anchor-type="as-char" svg:width="2.3689in" style:rel-width="100%" svg:height="0.7154in" style:rel-height="scale" draw:z-index="1"><draw:image xlink:href="Pictures/1000000100000320000000B5E25BD0B2.png" xlink:type="simple" xlink:show="embed" xlink:actuate="onLoad" draw:mime-type="image/png"/></draw:frame><text:span text:style-name="MT7"><text:line-break/></text:span></text:p></draw:text-box></draw:frame></text:p>
      </style:header-first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5T09:19:08.390646800</meta:creation-date>
    <meta:editing-duration>PT4M23S</meta:editing-duration>
    <meta:editing-cycles>5</meta:editing-cycles>
    <meta:generator>LibreOffice/25.8.2.2$Windows_X86_64 LibreOffice_project/d401f2107ccab8f924a8e2df40f573aab7605b6f</meta:generator>
    <dc:date>2025-10-25T11:50:51.086198300</dc:date>
    <meta:document-statistic meta:table-count="0" meta:image-count="1" meta:object-count="0" meta:page-count="3" meta:paragraph-count="25" meta:word-count="87" meta:character-count="481" meta:non-whitespace-character-count="410"/>
  </office:meta>
</office:document-meta>
</file>